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" style:family="table">
      <style:table-properties style:width="17.59cm" table:align="margins"/>
    </style:style>
    <style:style style:name="Test.A" style:family="table-column">
      <style:table-column-properties style:column-width="1.182cm" style:rel-column-width="4403*"/>
    </style:style>
    <style:style style:name="Test.B" style:family="table-column">
      <style:table-column-properties style:column-width="1.767cm" style:rel-column-width="6585*"/>
    </style:style>
    <style:style style:name="Test.C" style:family="table-column">
      <style:table-column-properties style:column-width="2.676cm" style:rel-column-width="9969*"/>
    </style:style>
    <style:style style:name="Test.D" style:family="table-column">
      <style:table-column-properties style:column-width="2.494cm" style:rel-column-width="9292*"/>
    </style:style>
    <style:style style:name="Test.E" style:family="table-column">
      <style:table-column-properties style:column-width="4.217cm" style:rel-column-width="15713*"/>
    </style:style>
    <style:style style:name="Test.F" style:family="table-column">
      <style:table-column-properties style:column-width="5.253cm" style:rel-column-width="19573*"/>
    </style:style>
    <style:style style:name="Te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.F1" style:family="table-cell">
      <style:table-cell-properties fo:padding="0.097cm" fo:border="0.002cm solid #000000"/>
    </style:style>
    <style:style style:name="Test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est.C3" style:family="table-cell">
      <style:table-cell-properties fo:padding="0.097cm" fo:border-left="0.002cm solid #000000" fo:border-right="none" fo:border-top="none" fo:border-bottom="0.002cm solid #000000"/>
    </style:style>
    <style:style style:name="Test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est.5" style:family="table-row">
      <style:table-row-properties style:min-row-height="0.649cm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12" style:family="text">
      <style:text-properties fo:color="#00000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2a00ff"/>
    </style:style>
    <style:style style:name="T15" style:family="text">
      <style:text-properties style:font-name="Courier New"/>
    </style:style>
    <style:style style:name="T16" style:family="text">
      <style:text-properties fo:font-size="10pt"/>
    </style:style>
    <style:style style:name="T17" style:family="text">
      <style:text-properties style:font-name-asian="Courier New"/>
    </style:style>
    <style:style style:name="T18" style:family="text">
      <style:text-properties style:font-size-asian="10pt"/>
    </style:style>
    <style:style style:name="T19" style:family="text">
      <style:text-properties style:font-name-complex="Courier New"/>
    </style:style>
    <style:style style:name="T20" style:family="text">
      <style:text-properties style:font-size-complex="10pt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fo:color="#3f5fbf"/>
    </style:style>
    <style:style style:name="T24" style:family="text">
      <style:text-properties fo:color="#7f9fbf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ssignment 1</text:p>
      <text:p text:style-name="P2">William Collins</text:p>
      <text:p text:style-name="P2">CST8110</text:p>
      <text:p text:style-name="P2">Section 314</text:p>
      <text:p text:style-name="P2">Prof: John Synowsk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Algorithm</text:p>
      <text:p text:style-name="P3"><text:tab/><text:span text:style-name="T1">Input: Number of hours it takes to complete the job.</text:span></text:p>
      <text:p text:style-name="P6"><text:tab/>Calculate the cost by multiplying the hours by $100/hr. </text:p>
      <text:p text:style-name="P3"><text:span text:style-name="T1"><text:tab/>Calculate the sales tax using the equation </text:span><text:span text:style-name="T2">cost * 0</text:span><text:span text:style-name="T4">.13 = </text:span><text:span text:style-name="T2">sales tax</text:span></text:p>
      <text:p text:style-name="P3"><text:span text:style-name="T2"><text:tab/></text:span><text:span text:style-name="T4">Calculate the total invoice amount using the equation </text:span><text:span text:style-name="T2">total invoice = sales tax + cost</text:span></text:p>
      <text:p text:style-name="P3"><text:span text:style-name="T2"><text:tab/></text:span><text:span text:style-name="T4">Input: Amount paid by customer</text:span></text:p>
      <text:p text:style-name="P3"><text:span text:style-name="T4"><text:tab/>Calculate the change due using the equation </text:span><text:span text:style-name="T2">amount paid – total cost = change due</text:span></text:p>
      <text:p text:style-name="P4">Test</text:p>
      <text:p text:style-name="P4"><text:tab/></text:p>
      <table:table table:name="Test" table:style-name="Test">
        <table:table-column table:style-name="Test.A"/>
        <table:table-column table:style-name="Test.B"/>
        <table:table-column table:style-name="Test.C"/>
        <table:table-column table:style-name="Test.D"/>
        <table:table-column table:style-name="Test.E"/>
        <table:table-column table:style-name="Test.F"/>
        <table:table-row>
          <table:table-cell table:style-name="Test.A1" office:value-type="string">
            <text:p text:style-name="P1">Case #</text:p>
          </table:table-cell>
          <table:table-cell table:style-name="Test.A1" office:value-type="string">
            <text:p text:style-name="P1">Input: Hours</text:p>
          </table:table-cell>
          <table:table-cell table:style-name="Test.A1" office:value-type="string">
            <text:p text:style-name="P1">Output: Price ($) </text:p>
          </table:table-cell>
          <table:table-cell table:style-name="Test.A1" office:value-type="string">
            <text:p text:style-name="P1">Output: With Tax ($)</text:p>
          </table:table-cell>
          <table:table-cell table:style-name="Test.A1" office:value-type="string">
            <text:p text:style-name="P1">Input: Payment Amount ($)</text:p>
          </table:table-cell>
          <table:table-cell table:style-name="Test.F1" office:value-type="string">
            <text:p text:style-name="P1">Output: Change ($)</text:p>
          </table:table-cell>
        </table:table-row>
        <table:table-row>
          <table:table-cell table:style-name="Test.A2" office:value-type="float" office:value="1">
            <text:p text:style-name="P1">1</text:p>
          </table:table-cell>
          <table:table-cell table:style-name="Test.A2" office:value-type="float" office:value="1">
            <text:p text:style-name="P1">1</text:p>
          </table:table-cell>
          <table:table-cell table:style-name="Test.A2" office:value-type="float" office:value="100">
            <text:p text:style-name="P1">100</text:p>
          </table:table-cell>
          <table:table-cell table:style-name="Test.A2" office:value-type="float" office:value="113">
            <text:p text:style-name="P1">113</text:p>
          </table:table-cell>
          <table:table-cell table:style-name="Test.A2" office:value-type="float" office:value="113">
            <text:p text:style-name="P1">113</text:p>
          </table:table-cell>
          <table:table-cell table:style-name="Test.F2" office:value-type="float" office:value="0">
            <text:p text:style-name="P1">0</text:p>
          </table:table-cell>
        </table:table-row>
        <table:table-row>
          <table:table-cell table:style-name="Test.A2" office:value-type="float" office:value="2">
            <text:p text:style-name="P1">2</text:p>
          </table:table-cell>
          <table:table-cell table:style-name="Test.A2" office:value-type="float" office:value="0">
            <text:p text:style-name="P1">0</text:p>
          </table:table-cell>
          <table:table-cell table:style-name="Test.C3" office:value-type="string">
            <text:p text:style-name="P1">Invalid Input</text:p>
          </table:table-cell>
          <table:table-cell table:style-name="Test.C3" office:value-type="string">
            <text:p text:style-name="P1"/>
          </table:table-cell>
          <table:table-cell table:style-name="Test.C3" office:value-type="string">
            <text:p text:style-name="P1"/>
          </table:table-cell>
          <table:table-cell table:style-name="Test.F3" office:value-type="string">
            <text:p text:style-name="P1"/>
          </table:table-cell>
        </table:table-row>
        <table:table-row>
          <table:table-cell table:style-name="Test.A2" office:value-type="float" office:value="3">
            <text:p text:style-name="P1">3</text:p>
          </table:table-cell>
          <table:table-cell table:style-name="Test.A2" office:value-type="float" office:value="1">
            <text:p text:style-name="P1">1</text:p>
          </table:table-cell>
          <table:table-cell table:style-name="Test.A2" office:value-type="float" office:value="100">
            <text:p text:style-name="P1">100</text:p>
          </table:table-cell>
          <table:table-cell table:style-name="Test.A2" office:value-type="float" office:value="113">
            <text:p text:style-name="P1">113</text:p>
          </table:table-cell>
          <table:table-cell table:style-name="Test.A2" office:value-type="float" office:value="112">
            <text:p text:style-name="P1">112</text:p>
          </table:table-cell>
          <table:table-cell table:style-name="Test.F3" office:value-type="string">
            <text:p text:style-name="P1">Invalid Input</text:p>
          </table:table-cell>
        </table:table-row>
        <table:table-row table:style-name="Test.5">
          <table:table-cell table:style-name="Test.A2" office:value-type="float" office:value="4">
            <text:p text:style-name="P1">4</text:p>
          </table:table-cell>
          <table:table-cell table:style-name="Test.A2" office:value-type="float" office:value="20">
            <text:p text:style-name="P1">20</text:p>
          </table:table-cell>
          <table:table-cell table:style-name="Test.A2" office:value-type="float" office:value="2000">
            <text:p text:style-name="P1">2000</text:p>
          </table:table-cell>
          <table:table-cell table:style-name="Test.A2" office:value-type="float" office:value="2260">
            <text:p text:style-name="P1">2260</text:p>
          </table:table-cell>
          <table:table-cell table:style-name="Test.A2" office:value-type="float" office:value="5000">
            <text:p text:style-name="P1">5000</text:p>
          </table:table-cell>
          <table:table-cell table:style-name="Test.F2" office:value-type="float" office:value="2740">
            <text:p text:style-name="P1">2740</text:p>
          </table:table-cell>
        </table:table-row>
        <table:table-row>
          <table:table-cell table:style-name="Test.A2" office:value-type="float" office:value="5">
            <text:p text:style-name="P1">5</text:p>
          </table:table-cell>
          <table:table-cell table:style-name="Test.A2" office:value-type="float" office:value="12">
            <text:p text:style-name="P1">12</text:p>
          </table:table-cell>
          <table:table-cell table:style-name="Test.A2" office:value-type="float" office:value="1200">
            <text:p text:style-name="P1">1200</text:p>
          </table:table-cell>
          <table:table-cell table:style-name="Test.A2" office:value-type="float" office:value="1356">
            <text:p text:style-name="P1">1356</text:p>
          </table:table-cell>
          <table:table-cell table:style-name="Test.A2" office:value-type="float" office:value="1500">
            <text:p text:style-name="P1">1500</text:p>
          </table:table-cell>
          <table:table-cell table:style-name="Test.F2" office:value-type="float" office:value="144">
            <text:p text:style-name="P1">144</text:p>
          </table:table-cell>
        </table:table-row>
        <table:table-row>
          <table:table-cell table:style-name="Test.A2" office:value-type="float" office:value="6">
            <text:p text:style-name="P1">6</text:p>
          </table:table-cell>
          <table:table-cell table:style-name="Test.A2" office:value-type="float" office:value="15">
            <text:p text:style-name="P1">15</text:p>
          </table:table-cell>
          <table:table-cell table:style-name="Test.A2" office:value-type="float" office:value="1500">
            <text:p text:style-name="P1">1500</text:p>
          </table:table-cell>
          <table:table-cell table:style-name="Test.A2" office:value-type="float" office:value="1695">
            <text:p text:style-name="P1">1695</text:p>
          </table:table-cell>
          <table:table-cell table:style-name="Test.A2" office:value-type="float" office:value="1700">
            <text:p text:style-name="P1">1700</text:p>
          </table:table-cell>
          <table:table-cell table:style-name="Test.F2" office:value-type="float" office:value="5">
            <text:p text:style-name="P1">5</text:p>
          </table:table-cell>
        </table:table-row>
      </table:table>
      <text:p text:style-name="P6"/>
      <text:p text:style-name="P3">PDL</text:p>
      <text:p text:style-name="P6"><text:tab/>START RoofingCalcProgram</text:p>
      <text:p text:style-name="P6"><text:tab/><text:tab/>PUT Welcome to the roofing invoicer program.</text:p>
      <text:p text:style-name="P6"><text:tab/><text:tab/></text:p>
      <text:p text:style-name="P6"><text:tab/><text:tab/>PUT Please enter the number of hours worked:</text:p>
      <text:p text:style-name="P6"><text:tab/><text:tab/>GET <text:span text:style-name="T3">hoursWorked</text:span></text:p>
      <text:p text:style-name="P6"><text:span text:style-name="T3"><text:tab/><text:tab/><text:tab/></text:span><text:span text:style-name="T5">WHILE </text:span><text:span text:style-name="T3">hoursWorked </text:span><text:span text:style-name="T5">&lt; 1</text:span></text:p>
      <text:p text:style-name="P5"><text:tab/><text:tab/><text:tab/><text:tab/>PUT That is an invalid input, please enter the number of hours worked:</text:p>
      <text:p text:style-name="P6"><text:span text:style-name="T5"><text:tab/><text:tab/><text:tab/><text:tab/>GET </text:span><text:span text:style-name="T3">hourWorked</text:span></text:p>
      <text:p text:style-name="P6"><text:span text:style-name="T3"><text:tab/><text:tab/><text:tab/></text:span><text:span text:style-name="T5">ENDWHILE</text:span></text:p>
      <text:p text:style-name="P5"><text:tab/><text:tab/></text:p>
      <text:p text:style-name="P6"><text:span text:style-name="T5"><text:tab/><text:tab/></text:span><text:span text:style-name="T3">invoiceSubtotal = hoursWorked * 100</text:span></text:p>
      <text:p text:style-name="P6"><text:span text:style-name="T3"><text:tab/></text:span><text:span text:style-name="T5"><text:tab/>PUT Invoice Subtotal: <text:s/></text:span><text:span text:style-name="T3">invoiceSubtotal</text:span><text:span text:style-name="T5"><text:tab/></text:span></text:p>
      <text:p text:style-name="P6"><text:span text:style-name="T5"><text:tab/><text:tab/></text:span><text:span text:style-name="T3">invoiceTax = $ invoiceSubtotal * 0.13</text:span></text:p>
      <text:p text:style-name="P6"><text:span text:style-name="T3"><text:tab/><text:tab/></text:span><text:span text:style-name="T5">PUT</text:span><text:span text:style-name="T3"> </text:span><text:span text:style-name="T5">Sales Tax: <text:s/></text:span><text:span text:style-name="T3">invoiceTax</text:span></text:p>
      <text:p text:style-name="P7"><text:tab/><text:tab/>invoiceTotal = invoiceSubtotal + invoiceTax</text:p>
      <text:p text:style-name="P6"><text:span text:style-name="T3"><text:tab/><text:tab/></text:span><text:span text:style-name="T5">PUT Invoice Total: <text:s/>$ </text:span><text:span text:style-name="T3">invoiceTotal</text:span></text:p>
      <text:p text:style-name="P7"/>
      <text:p text:style-name="P6"><text:span text:style-name="T3"><text:tab/><text:tab/></text:span><text:span text:style-name="T5">PUT <text:s/>Enter amount payed by customer: </text:span></text:p>
      <text:p text:style-name="P6"><text:span text:style-name="T5"><text:tab/><text:tab/>GET </text:span><text:span text:style-name="T3">amountPayed</text:span></text:p>
      <text:p text:style-name="P6"><text:span text:style-name="T3"><text:tab/><text:tab/><text:tab/></text:span><text:span text:style-name="T5">WHILE </text:span><text:span text:style-name="T3">amountPayed &lt; invoiceTotal</text:span></text:p>
      <text:p text:style-name="P6"><text:span text:style-name="T3"><text:tab/><text:tab/><text:tab/><text:tab/></text:span><text:span text:style-name="T5">PUT You must pay at least $ </text:span><text:span text:style-name="T3">invoiceTotal</text:span></text:p>
      <text:p text:style-name="P6"><text:span text:style-name="T3"><text:tab/><text:tab/><text:tab/><text:tab/></text:span><text:span text:style-name="T5">GET </text:span><text:span text:style-name="T3">amountPayed</text:span></text:p>
      <text:p text:style-name="P6"><text:span text:style-name="T3"><text:tab/><text:tab/><text:tab/></text:span><text:span text:style-name="T5">ENDWHILE</text:span></text:p>
      <text:p text:style-name="P5"><text:tab/><text:tab/></text:p>
      <text:p text:style-name="P6"><text:span text:style-name="T5"><text:tab/><text:tab/></text:span><text:span text:style-name="T3">changeDue = amountPayed – invoiceTotal</text:span></text:p>
      <text:p text:style-name="P6"><text:span text:style-name="T3"><text:tab/><text:tab/></text:span><text:span text:style-name="T5">PUT Your change is </text:span><text:span text:style-name="T3">changeDue</text:span></text:p>
      <text:p text:style-name="P6"><text:span text:style-name="T3"><text:tab/></text:span><text:span text:style-name="T5">END RoofingCalcProgran</text:span></text:p>
      <text:p text:style-name="P6"><text:span text:style-name="T5"/></text:p>
      <text:p text:style-name="P3"><text:soft-page-break/><text:span text:style-name="T5"/></text:p>
      <text:p text:style-name="P3"><text:span text:style-name="T5">JAVA</text:span></text:p>
      <text:p text:style-name="P3"><text:span text:style-name="T5"/></text:p>
      <text:p text:style-name="P11"><text:span text:style-name="T6"><text:tab/></text:span><text:span text:style-name="T9">import</text:span><text:span text:style-name="T12"> java.lang.*;</text:span></text:p>
      <text:p text:style-name="P12"><text:span text:style-name="T8">import</text:span><text:span text:style-name="T10"> java.util.Scanner;</text:span></text:p>
      <text:p text:style-name="P12"><text:span text:style-name="T23">/**</text:span><text:span text:style-name="T10"> </text:span><text:span text:style-name="T23">This</text:span><text:span text:style-name="T10"> </text:span><text:span text:style-name="T23">program</text:span><text:span text:style-name="T10"> </text:span><text:span text:style-name="T23">will</text:span><text:span text:style-name="T10"> </text:span><text:span text:style-name="T23">take</text:span><text:span text:style-name="T10"> </text:span><text:span text:style-name="T23">the</text:span><text:span text:style-name="T10"> </text:span><text:span text:style-name="T23">input</text:span><text:span text:style-name="T10"> </text:span><text:span text:style-name="T23">of</text:span><text:span text:style-name="T10"> </text:span><text:span text:style-name="T23">hours</text:span><text:span text:style-name="T10"> </text:span><text:span text:style-name="T23">worked</text:span><text:span text:style-name="T10"> </text:span><text:span text:style-name="T23">and</text:span><text:span text:style-name="T10"> </text:span><text:span text:style-name="T23">display</text:span><text:span text:style-name="T10"> </text:span><text:span text:style-name="T23">the</text:span><text:span text:style-name="T10"> </text:span><text:span text:style-name="T23">invoice</text:span><text:span text:style-name="T10"> </text:span></text:p>
      <text:p text:style-name="P12"><text:span text:style-name="T10"><text:s/></text:span><text:span text:style-name="T23">*</text:span><text:span text:style-name="T10"> </text:span><text:span text:style-name="T23">subtotal,</text:span><text:span text:style-name="T10"> </text:span><text:span text:style-name="T23">the</text:span><text:span text:style-name="T10"> </text:span><text:span text:style-name="T23">sales</text:span><text:span text:style-name="T10"> </text:span><text:span text:style-name="T23">tax,</text:span><text:span text:style-name="T10"> </text:span><text:span text:style-name="T23">and</text:span><text:span text:style-name="T10"> </text:span><text:span text:style-name="T23">the</text:span><text:span text:style-name="T10"> </text:span><text:span text:style-name="T23">invoice</text:span><text:span text:style-name="T10"> </text:span><text:span text:style-name="T23">total.</text:span><text:span text:style-name="T10"> </text:span><text:span text:style-name="T23">It</text:span><text:span text:style-name="T10"> </text:span><text:span text:style-name="T23">will</text:span><text:span text:style-name="T10"> </text:span><text:span text:style-name="T23">then</text:span><text:span text:style-name="T10"> </text:span><text:span text:style-name="T23">take</text:span><text:span text:style-name="T10"> </text:span><text:span text:style-name="T23">the</text:span><text:span text:style-name="T10"> </text:span><text:span text:style-name="T23">amount</text:span></text:p>
      <text:p text:style-name="P12"><text:span text:style-name="T10"><text:s/></text:span><text:span text:style-name="T23">*</text:span><text:span text:style-name="T10"> </text:span><text:span text:style-name="T23">payed</text:span><text:span text:style-name="T10"> </text:span><text:span text:style-name="T23">by</text:span><text:span text:style-name="T10"> </text:span><text:span text:style-name="T23">the</text:span><text:span text:style-name="T10"> </text:span><text:span text:style-name="T23">customer,</text:span><text:span text:style-name="T10"> </text:span><text:span text:style-name="T23">and</text:span><text:span text:style-name="T10"> </text:span><text:span text:style-name="T23">then</text:span><text:span text:style-name="T10"> </text:span><text:span text:style-name="T23">determine</text:span><text:span text:style-name="T10"> </text:span><text:span text:style-name="T23">how</text:span><text:span text:style-name="T10"> </text:span><text:span text:style-name="T23">much</text:span><text:span text:style-name="T10"> </text:span><text:span text:style-name="T23">change</text:span><text:span text:style-name="T10"> </text:span><text:span text:style-name="T23">is</text:span><text:span text:style-name="T10"> </text:span><text:span text:style-name="T23">due.</text:span></text:p>
      <text:p text:style-name="P12"><text:span text:style-name="T10"><text:s/></text:span><text:span text:style-name="T23">*</text:span><text:span text:style-name="T10"> </text:span><text:span text:style-name="T24">@version</text:span><text:span text:style-name="T10"> </text:span><text:span text:style-name="T23">1</text:span></text:p>
      <text:p text:style-name="P12"><text:span text:style-name="T10"><text:s/></text:span><text:span text:style-name="T23">*</text:span><text:span text:style-name="T10"> </text:span><text:span text:style-name="T24">@author</text:span><text:span text:style-name="T10"> </text:span><text:span text:style-name="T23">William</text:span><text:span text:style-name="T10"> </text:span><text:span text:style-name="T23">Collins</text:span></text:p>
      <text:p text:style-name="P12"><text:span text:style-name="T10"><text:s/></text:span><text:span text:style-name="T23">*</text:span></text:p>
      <text:p text:style-name="P12"><text:span text:style-name="T10"><text:s/></text:span><text:span text:style-name="T23">*/</text:span></text:p>
      <text:p text:style-name="P12"/>
      <text:p text:style-name="P12"><text:span text:style-name="T8">public</text:span><text:span text:style-name="T10"> </text:span><text:span text:style-name="T8">class</text:span><text:span text:style-name="T10"> RoofingCalculator {</text:span></text:p>
      <text:p text:style-name="P12"><text:span text:style-name="T10"><text:tab/></text:span><text:span text:style-name="T8">public</text:span><text:span text:style-name="T10"> </text:span><text:span text:style-name="T8">static</text:span><text:span text:style-name="T10"> </text:span><text:span text:style-name="T8">void</text:span><text:span text:style-name="T10"> main(String args[]) {</text:span></text:p>
      <text:p text:style-name="P13"><text:tab/><text:tab/></text:p>
      <text:p text:style-name="P12"><text:span text:style-name="T10"><text:tab/><text:tab/>Scanner input = </text:span><text:span text:style-name="T8">new</text:span><text:span text:style-name="T10"> Scanner (System.</text:span><text:span text:style-name="T13">in</text:span><text:span text:style-name="T10">);</text:span></text:p>
      <text:p text:style-name="P13"><text:tab/><text:tab/></text:p>
      <text:p text:style-name="P12"><text:span text:style-name="T10"><text:tab/><text:tab/></text:span><text:span text:style-name="T8">int</text:span><text:span text:style-name="T10"> hoursWorked = 0;</text:span></text:p>
      <text:p text:style-name="P12"><text:span text:style-name="T10"><text:tab/><text:tab/></text:span><text:span text:style-name="T8">double</text:span><text:span text:style-name="T10"> invoiceSubtotal = 0;</text:span></text:p>
      <text:p text:style-name="P12"><text:span text:style-name="T10"><text:tab/><text:tab/></text:span><text:span text:style-name="T8">double</text:span><text:span text:style-name="T10"> invoiceTax = 0;</text:span></text:p>
      <text:p text:style-name="P12"><text:span text:style-name="T10"><text:tab/><text:tab/></text:span><text:span text:style-name="T8">double</text:span><text:span text:style-name="T10"> invoiceTotal = 0;</text:span></text:p>
      <text:p text:style-name="P12"><text:span text:style-name="T10"><text:tab/><text:tab/></text:span><text:span text:style-name="T8">double</text:span><text:span text:style-name="T10"> amountPayed = 0;</text:span></text:p>
      <text:p text:style-name="P12"><text:span text:style-name="T10"><text:tab/><text:tab/></text:span><text:span text:style-name="T8">double</text:span><text:span text:style-name="T10"> changeDue = 0;</text:span></text:p>
      <text:p text:style-name="P13"><text:tab/><text:tab/></text:p>
      <text:p text:style-name="P12"><text:span text:style-name="T10"><text:tab/><text:tab/>System.</text:span><text:span text:style-name="T13">out</text:span><text:span text:style-name="T10">.print(</text:span><text:span text:style-name="T14">"Welcome to the Roofing Invoicer!"</text:span><text:span text:style-name="T10">);</text:span></text:p>
      <text:p text:style-name="P12"><text:span text:style-name="T10"><text:tab/><text:tab/>System.</text:span><text:span text:style-name="T13">out</text:span><text:span text:style-name="T10">.print(</text:span><text:span text:style-name="T14">"\nPlease enter the amount of hours worked:"</text:span><text:span text:style-name="T10">);</text:span></text:p>
      <text:p text:style-name="P13"><text:tab/><text:tab/></text:p>
      <text:p text:style-name="P13"><text:tab/><text:tab/>hoursWorked = input.nextInt();</text:p>
      <text:p text:style-name="P12"><text:span text:style-name="T10"><text:tab/><text:tab/><text:tab/></text:span><text:span text:style-name="T8">while</text:span><text:span text:style-name="T10"> (hoursWorked &lt; 1) {</text:span></text:p>
      <text:p text:style-name="P12"><text:span text:style-name="T10"><text:tab/><text:tab/><text:tab/><text:tab/>System.</text:span><text:span text:style-name="T13">out</text:span><text:span text:style-name="T10">.print(</text:span><text:span text:style-name="T14">"That is an invalid input.\nPlease enter <text:tab/><text:tab/><text:tab/><text:tab/><text:tab/><text:tab/><text:tab/><text:tab/>the number of hours worked: "</text:span><text:span text:style-name="T10">);</text:span></text:p>
      <text:p text:style-name="P13"><text:tab/><text:tab/><text:tab/><text:tab/>hoursWorked = input.nextInt();</text:p>
      <text:p text:style-name="P13"><text:tab/><text:tab/><text:tab/>}</text:p>
      <text:p text:style-name="P13"><text:tab/><text:tab/>invoiceSubtotal = hoursWorked * 100;</text:p>
      <text:p text:style-name="P12"><text:span text:style-name="T10"><text:tab/><text:tab/>System.</text:span><text:span text:style-name="T13">out</text:span><text:span text:style-name="T10">.print(</text:span><text:span text:style-name="T14">"\nInvoice Subtotal: $"</text:span><text:span text:style-name="T10"> + invoiceSubtotal);</text:span></text:p>
      <text:p text:style-name="P13"><text:tab/><text:tab/></text:p>
      <text:p text:style-name="P13"><text:tab/><text:tab/>invoiceTax = invoiceSubtotal * 0.13;</text:p>
      <text:p text:style-name="P12"><text:span text:style-name="T10"><text:tab/><text:tab/>System.</text:span><text:span text:style-name="T13">out</text:span><text:span text:style-name="T10">.print(</text:span><text:span text:style-name="T14">"\nInvoice Tax: $"</text:span><text:span text:style-name="T10"> + invoiceTax);</text:span></text:p>
      <text:p text:style-name="P13"><text:tab/><text:tab/></text:p>
      <text:p text:style-name="P13"><text:tab/><text:tab/>invoiceTotal = invoiceSubtotal + invoiceTax;</text:p>
      <text:p text:style-name="P12"><text:span text:style-name="T10"><text:tab/><text:tab/>System.</text:span><text:span text:style-name="T13">out</text:span><text:span text:style-name="T10">.print(</text:span><text:span text:style-name="T14">"\nInvoice Total: $"</text:span><text:span text:style-name="T10"> + invoiceTotal);</text:span></text:p>
      <text:p text:style-name="P13"><text:tab/><text:tab/></text:p>
      <text:p text:style-name="P12"><text:span text:style-name="T10"><text:tab/><text:tab/>System.</text:span><text:span text:style-name="T13">out</text:span><text:span text:style-name="T10">.print(</text:span><text:span text:style-name="T14">"\n\nPlease enter payment amount: "</text:span><text:span text:style-name="T10">);</text:span></text:p>
      <text:p text:style-name="P13"><text:tab/><text:tab/>amountPayed = input.nextDouble();</text:p>
      <text:p text:style-name="P12"><text:span text:style-name="T10"><text:tab/><text:tab/><text:tab/></text:span><text:span text:style-name="T8">while</text:span><text:span text:style-name="T10"> (amountPayed &lt; invoiceTotal) {</text:span></text:p>
      <text:p text:style-name="P12"><text:span text:style-name="T10"><text:tab/><text:tab/><text:tab/><text:tab/>System.</text:span><text:span text:style-name="T13">out</text:span><text:span text:style-name="T10">.print(</text:span><text:span text:style-name="T14">"You must pay the entire invoice.\nPlease <text:tab/><text:tab/><text:tab/><text:tab/><text:tab/><text:tab/><text:tab/><text:tab/><text:tab/>enter the amount payed: "</text:span><text:span text:style-name="T10">);</text:span></text:p>
      <text:p text:style-name="P13"><text:tab/><text:tab/><text:tab/><text:tab/>amountPayed = input.nextDouble();</text:p>
      <text:p text:style-name="P13"><text:tab/><text:tab/><text:tab/>}</text:p>
      <text:p text:style-name="P13"><text:tab/><text:tab/>changeDue = amountPayed - invoiceTotal;</text:p>
      <text:p text:style-name="P12"><text:span text:style-name="T10"><text:tab/><text:tab/>System.</text:span><text:span text:style-name="T13">out</text:span><text:span text:style-name="T10">.print(</text:span><text:span text:style-name="T14">"Total Change: $"</text:span><text:span text:style-name="T10"> + changeDue);</text:span></text:p>
      <text:p text:style-name="P13"><text:tab/><text:tab/></text:p>
      <text:p text:style-name="P13"><text:tab/><text:tab/></text:p>
      <text:p text:style-name="P13"><text:tab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7T15:55:15.03</meta:creation-date>
    <meta:editing-duration>PT02H06M12S</meta:editing-duration>
    <meta:editing-cycles>4</meta:editing-cycles>
    <meta:generator>OpenOffice.org/3.1$Win32 OpenOffice.org_project/310m19$Build-9420</meta:generator>
    <dc:date>2009-09-27T18:01:15.46</dc:date>
    <dc:creator>Curtis Collins</dc:creator>
    <meta:document-statistic meta:table-count="1" meta:image-count="0" meta:object-count="0" meta:page-count="3" meta:paragraph-count="131" meta:word-count="438" meta:character-count="2986"/>
  </office:meta>
</office:document-meta>
</file>